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637a" officeooo:paragraph-rsid="000c637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0c637a" officeooo:paragraph-rsid="000c637a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df358" officeooo:paragraph-rsid="000df358" style:font-size-asian="15pt" style:font-weight-asian="normal" style:font-size-complex="15pt" style:font-weight-complex="normal"/>
    </style:style>
    <style:style style:name="T1" style:family="text">
      <style:text-properties officeooo:rsid="000c6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 – Matrix multiplication</text:p>
      <text:p text:style-name="P1"/>
      <text:p text:style-name="P2">Laptop: ASUS Strix 15 GL503GE</text:p>
      <text:p text:style-name="P2">OS: PopOS 21.04</text:p>
      <text:p text:style-name="P2">Kernel: x86_64 Linux 5.13.0-7614-generic</text:p>
      <text:p text:style-name="P2">CPU: Intel i7-8750H (12) @ 4.100GHz</text:p>
      <text:p text:style-name="P2">GPU: NVIDIA GeForce GTX 1050 Ti</text:p>
      <text:p text:style-name="P2"/>
      <text:p text:style-name="P2">Benchmark:</text:p>
      <text:p text:style-name="P2">250 x 250 matrices → normal threads: 0.0423s; thread pool: 0.0414s</text:p>
      <text:p text:style-name="P2">500 x 500 matrices → normal threads: 0.3503s; thread pool: 0.3287s</text:p>
      <text:p text:style-name="P2">750 x 750 matrices → normal threads: 1.1559s; thread pool: 1.1346s</text:p>
      <text:p text:style-name="P2">1000 x 1000 matrices → normal threads: 3.7106 s; thread pool: 3.1525s</text:p>
      <text:p text:style-name="P3">2000 x 2000 matrices → <text:span text:style-name="T1">normal threads: </text:span>29.2216<text:span text:style-name="T1">s; thread pool: </text:span>34.0248<text:span text:style-name="T1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9:56:19.486610496</meta:creation-date>
    <dc:date>2021-11-01T20:08:15.988549324</dc:date>
    <meta:editing-duration>PT1M46S</meta:editing-duration>
    <meta:editing-cycles>1</meta:editing-cycles>
    <meta:document-statistic meta:table-count="0" meta:image-count="0" meta:object-count="0" meta:page-count="1" meta:paragraph-count="12" meta:word-count="85" meta:character-count="526" meta:non-whitespace-character-count="452"/>
    <meta:generator>LibreOffice/7.1.6.2$Linux_X86_64 LibreOffice_project/10$Build-2</meta:generator>
  </office:meta>
</office:document-meta>
</file>